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text-properties style:font-name="Times New Roman" fo:font-weight="bold" officeooo:rsid="001d4c1a" officeooo:paragraph-rsid="001d4c1a" style:font-weight-asian="bold" style:font-weight-complex="bold"/>
    </style:style>
    <style:style style:name="P2" style:family="paragraph" style:parent-style-name="Standard">
      <style:text-properties style:font-name="Times New Roman" fo:font-weight="bold" officeooo:rsid="001f792a" officeooo:paragraph-rsid="001f792a" style:font-weight-asian="bold" style:font-weight-complex="bold"/>
    </style:style>
    <style:style style:name="P3" style:family="paragraph" style:parent-style-name="Standard">
      <style:text-properties style:font-name="Times New Roman" fo:font-weight="normal" officeooo:rsid="001f792a" officeooo:paragraph-rsid="001f792a" style:font-weight-asian="normal" style:font-weight-complex="normal"/>
    </style:style>
    <style:style style:name="P4" style:family="paragraph" style:parent-style-name="Standard">
      <style:text-properties style:font-name="Times New Roman" fo:font-style="normal" fo:font-weight="bold" officeooo:rsid="001f792a" officeooo:paragraph-rsid="001f792a" style:font-style-asian="normal" style:font-weight-asian="bold" style:font-style-complex="normal" style:font-weight-complex="bold"/>
    </style:style>
    <style:style style:name="P5" style:family="paragraph" style:parent-style-name="Standard">
      <style:text-properties style:font-name="Times New Roman" fo:font-style="normal" fo:font-weight="bold" officeooo:rsid="001f792a" officeooo:paragraph-rsid="001f792a" style:font-style-asian="normal" style:font-weight-asian="bold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language="zxx" fo:country="none" style:text-underline-style="solid" style:text-underline-width="auto" style:text-underline-color="font-color" fo:font-weight="normal" style:language-asian="zxx" style:country-asian="none" style:font-weight-asian="normal" style:language-complex="zxx" style:country-complex="none" style:font-weight-complex="normal"/>
    </style:style>
    <style:style style:name="T3" style:family="text">
      <style:text-properties fo:language="zxx" fo:country="none" style:text-underline-style="solid" style:text-underline-width="auto" style:text-underline-color="font-color" fo:font-weight="normal" officeooo:rsid="001dea1f" style:language-asian="zxx" style:country-asian="none" style:font-weight-asian="normal" style:language-complex="zxx" style:country-complex="none" style:font-weight-complex="normal"/>
    </style:style>
    <style:style style:name="T4" style:family="text">
      <style:text-properties fo:language="zxx" fo:country="none" style:text-underline-style="none" fo:font-weight="normal" style:language-asian="zxx" style:country-asian="none" style:font-weight-asian="normal" style:language-complex="zxx" style:country-complex="none" style:font-weight-complex="normal"/>
    </style:style>
    <style:style style:name="T5" style:family="text">
      <style:text-properties fo:language="zxx" fo:country="none" style:text-underline-style="none" fo:font-weight="normal" officeooo:rsid="001dea1f" style:language-asian="zxx" style:country-asian="none" style:font-weight-asian="normal" style:language-complex="zxx" style:country-complex="none" style:font-weight-complex="normal"/>
    </style:style>
    <style:style style:name="T6" style:family="text">
      <style:text-properties fo:language="zxx" fo:country="none" style:text-underline-style="none" fo:font-weight="normal" officeooo:rsid="001f792a" style:language-asian="zxx" style:country-asian="none" style:font-weight-asian="normal" style:language-complex="zxx" style:country-complex="none" style:font-weight-complex="normal"/>
    </style:style>
    <style:style style:name="T7" style:family="text">
      <style:text-properties fo:language="zxx" fo:country="none" style:text-underline-style="none" fo:font-weight="normal" officeooo:rsid="0023bc58" style:language-asian="zxx" style:country-asian="none" style:font-weight-asian="normal" style:language-complex="zxx" style:country-complex="none" style:font-weight-complex="normal"/>
    </style:style>
    <style:style style:name="T8" style:family="text">
      <style:text-properties fo:language="zxx" fo:country="none" style:text-underline-style="none" style:language-asian="zxx" style:country-asian="none" style:language-complex="zxx" style:country-complex="none"/>
    </style:style>
    <style:style style:name="T9" style:family="text">
      <style:text-properties fo:language="zxx" fo:country="none" style:text-underline-style="none" officeooo:rsid="001dea1f" style:language-asian="zxx" style:country-asian="none" style:language-complex="zxx" style:country-complex="none"/>
    </style:style>
    <style:style style:name="T10" style:family="text">
      <style:text-properties fo:language="zxx" fo:country="none" fo:font-style="italic" style:text-underline-style="none" fo:font-weight="normal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11" style:family="text">
      <style:text-properties fo:language="zxx" fo:country="none" fo:font-style="italic" style:text-underline-style="none" fo:font-weight="normal" officeooo:rsid="001f792a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12" style:family="text">
      <style:text-properties fo:language="zxx" fo:country="none" fo:font-style="italic" style:text-underline-style="none" fo:font-weight="normal" officeooo:rsid="0023bc58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13" style:family="text">
      <style:text-properties fo:language="zxx" fo:country="none" fo:font-style="italic" style:text-underline-style="none" style:language-asian="zxx" style:country-asian="none" style:font-style-asian="italic" style:language-complex="zxx" style:country-complex="none" style:font-style-complex="italic"/>
    </style:style>
    <style:style style:name="T14" style:family="text">
      <style:text-properties fo:language="zxx" fo:country="none" fo:font-style="italic" style:text-underline-style="solid" style:text-underline-width="auto" style:text-underline-color="font-color" fo:font-weight="normal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15" style:family="text">
      <style:text-properties fo:language="zxx" fo:country="none" fo:font-style="normal" style:text-underline-style="solid" style:text-underline-width="auto" style:text-underline-color="font-color" fo:font-weight="normal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16" style:family="text">
      <style:text-properties fo:language="zxx" fo:country="none" fo:font-style="normal" style:text-underline-style="none" fo:font-weight="normal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17" style:family="text">
      <style:text-properties fo:language="zxx" fo:country="none" fo:font-style="normal" style:text-underline-style="none" style:language-asian="zxx" style:country-asian="none" style:font-style-asian="normal" style:language-complex="zxx" style:country-complex="none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GRAC <text:span text:style-name="T1">(</text:span><text:span text:style-name="T2">ID</text:span><text:span text:style-name="T4">, NADIMAK, LOZINKA, POL, IME, PREZIME, UZRAST</text:span><text:span text:style-name="T6">)</text:span></text:p>
      <text:p text:style-name="P1"><text:span text:style-name="T4"/></text:p>
      <text:p text:style-name="P1"><text:span text:style-name="T8">LIK </text:span><text:span text:style-name="T5">(</text:span><text:span text:style-name="T3">ID</text:span><text:span text:style-name="T5">, STEPEN_ZAMORA, ISKUSTVO, NIVO_ZDRAVLJA, ZLATO, RASA, TIP_ORUZJA, USPESNOST_U_SKRIVANJU, NIVO_ENERGIJE_ZA_MAGIJU, KLASA, </text:span><text:span text:style-name="T11">IGRAC_ID)</text:span></text:p>
      <text:p text:style-name="P1"><text:span text:style-name="T5"/></text:p>
      <text:p text:style-name="P2"><text:span text:style-name="T9">L</text:span><text:span text:style-name="T8">OPOV </text:span><text:span text:style-name="T4">(</text:span><text:span text:style-name="T14">ID</text:span><text:span text:style-name="T16">, NIVO_ZAMKI, NIVO_BUKE)</text:span></text:p>
      <text:p text:style-name="P2"><text:span text:style-name="T8"/></text:p>
      <text:p text:style-name="P2"><text:span text:style-name="T8">CAROBNJAK</text:span><text:span text:style-name="T4"> (</text:span><text:span text:style-name="T14">ID</text:span><text:span text:style-name="T16">, MAGIJE)</text:span></text:p>
      <text:p text:style-name="P2"><text:span text:style-name="T8"/></text:p>
      <text:p text:style-name="P2"><text:span text:style-name="T8">BORAC </text:span><text:span text:style-name="T4">(</text:span><text:span text:style-name="T14">ID</text:span><text:span text:style-name="T16">, STIT, DUAL_WIELDER)</text:span></text:p>
      <text:p text:style-name="P2"><text:span text:style-name="T8"/></text:p>
      <text:p text:style-name="P2"><text:span text:style-name="T8">SVESTENIK</text:span><text:span text:style-name="T4"> (</text:span><text:span text:style-name="T14">ID</text:span><text:span text:style-name="T16">, RELIGIJA, BLAGOSLOVI, CAN_HEAL)</text:span></text:p>
      <text:p text:style-name="P2"><text:span text:style-name="T8"/></text:p>
      <text:p text:style-name="P2"><text:span text:style-name="T8">OKLOPNIK</text:span><text:span text:style-name="T4"> (</text:span><text:span text:style-name="T14">ID</text:span><text:span text:style-name="T16">, MAX_OKLOP)</text:span></text:p>
      <text:p text:style-name="P2"><text:span text:style-name="T8"/></text:p>
      <text:p text:style-name="P2"><text:span text:style-name="T8">STRELAC</text:span><text:span text:style-name="T4"> (</text:span><text:span text:style-name="T14">ID</text:span><text:span text:style-name="T16">, LUK_ILI_SAMOSTREL)</text:span></text:p>
      <text:p text:style-name="P2"><text:span text:style-name="T16"/></text:p>
      <text:p text:style-name="P2"><text:span text:style-name="T17">SESIJA</text:span><text:span text:style-name="T16"> (</text:span><text:span text:style-name="T15">ID</text:span><text:span text:style-name="T16">, ZLATO, XP, VREME, DUZINA, </text:span><text:span text:style-name="T10">IGRAC_ID</text:span><text:span text:style-name="T16">)</text:span></text:p>
      <text:p text:style-name="P2"><text:span text:style-name="T16"/></text:p>
      <text:p text:style-name="P2"><text:span text:style-name="T17">POMOCNIK</text:span><text:span text:style-name="T16"> (</text:span><text:span text:style-name="T15">ID</text:span><text:span text:style-name="T16">, IME, RASA, KLASA, BONUS_ZASTITA, </text:span><text:span text:style-name="T10">IGRAC_ID</text:span><text:span text:style-name="T16">)</text:span></text:p>
      <text:p text:style-name="P2"><text:span text:style-name="T16"/></text:p>
      <text:p text:style-name="P2"><text:span text:style-name="T17">TIM</text:span><text:span text:style-name="T16"> (</text:span><text:span text:style-name="T15">ID</text:span><text:span text:style-name="T16">, NAZIV, PLASMAN, MIN, MAX, XP)</text:span></text:p>
      <text:p text:style-name="P2"><text:span text:style-name="T16"/></text:p>
      <text:p text:style-name="P2"><text:span text:style-name="T17">GRUPA</text:span><text:span text:style-name="T16"> (</text:span><text:span text:style-name="T15">ID</text:span><text:span text:style-name="T16">)</text:span></text:p>
      <text:p text:style-name="P2"><text:span text:style-name="T16"/></text:p>
      <text:p text:style-name="P2"><text:span text:style-name="T17">STAZA</text:span><text:span text:style-name="T16"> (</text:span><text:span text:style-name="T15">ID</text:span><text:span text:style-name="T16">, NAZIV, BONUS_XP, TIMSKA_STAZA, RESTRICTED_STAZA)</text:span></text:p>
      <text:p text:style-name="P3"><text:span text:style-name="T10"/></text:p>
      <text:p text:style-name="P4"><text:span text:style-name="T8">ORUDJE </text:span><text:span text:style-name="T4">(</text:span><text:span text:style-name="T2">ID</text:span><text:span text:style-name="T4">, NAZIV, OPIS, TIP_ORUDJA, </text:span><text:span text:style-name="T7">ATK_DEF_POENI, KLJUCNI_PREDMET, ADDITIONAL_XP</text:span><text:span text:style-name="T4">)</text:span></text:p>
      <text:p text:style-name="P4"><text:span text:style-name="T4"/></text:p>
      <text:p text:style-name="P4"><text:span text:style-name="T8">TEAM_MEMBERSHIP</text:span><text:span text:style-name="T4"> (</text:span><text:span text:style-name="T2">ID</text:span><text:span text:style-name="T4">, </text:span><text:span text:style-name="T10">IGRAC_ID, TIM_ID, </text:span><text:span text:style-name="T4">VREME_OD)</text:span></text:p>
      <text:p text:style-name="P4"><text:span text:style-name="T4"/></text:p>
      <text:p text:style-name="P4"><text:span text:style-name="T8">BORI_SE</text:span><text:span text:style-name="T4"> (</text:span><text:span text:style-name="T2">ID</text:span><text:span text:style-name="T4">, </text:span><text:span text:style-name="T10">TIM1_ID, TIM2_ID, POBEDNIK_ID</text:span><text:span text:style-name="T4">, VREME, BONUS)</text:span></text:p>
      <text:p text:style-name="P4"><text:span text:style-name="T4"/></text:p>
      <text:p text:style-name="P4"><text:span text:style-name="T8">GROUP_MEMBERSHIP</text:span><text:span text:style-name="T4"> (</text:span><text:span text:style-name="T2">ID</text:span><text:span text:style-name="T4">, </text:span><text:span text:style-name="T10">IGRAC_ID,</text:span><text:span text:style-name="T4"> </text:span><text:span text:style-name="T10">GRUPA_ID, </text:span><text:span text:style-name="T4">POBEDJENI_NEPRIJATELJI)</text:span></text:p>
      <text:p text:style-name="P4"><text:span text:style-name="T4"/></text:p>
      <text:p text:style-name="P4"><text:span text:style-name="T8">IGRA</text:span><text:span text:style-name="T4"> (</text:span><text:span text:style-name="T2">ID</text:span><text:span text:style-name="T4">, </text:span><text:span text:style-name="T10">GRUPA_ID, STAZA_ID, </text:span><text:span text:style-name="T12">ORUDJE</text:span><text:span text:style-name="T10">_ID,</text:span><text:span text:style-name="T4"> VREME)</text:span></text:p>
      <text:p text:style-name="P4"><text:span text:style-name="T4"/></text:p>
      <text:p text:style-name="P4"><text:span text:style-name="T8">POSEDUJE </text:span><text:span text:style-name="T4">(</text:span><text:span text:style-name="T2">ID</text:span><text:span text:style-name="T4">, </text:span><text:span text:style-name="T10">IGRAC_ID,</text:span><text:span text:style-name="T4"> </text:span><text:span text:style-name="T7">ORUDJE</text:span><text:span text:style-name="T10">_ID</text:span><text:span text:style-name="T4">)</text:span></text:p>
      <text:p text:style-name="P4"><text:span text:style-name="T4"/></text:p>
      <text:p text:style-name="P4"><text:span text:style-name="T8">JE_KUPIO</text:span><text:span text:style-name="T4"> (</text:span><text:span text:style-name="T2">ID</text:span><text:span text:style-name="T4">, </text:span><text:span text:style-name="T10">IGRAC_ID, </text:span><text:span text:style-name="T12">ORUDJE</text:span><text:span text:style-name="T10">_ID)</text:span></text:p>
      <text:p text:style-name="P4"><text:span text:style-name="T10"/></text:p>
      <text:p text:style-name="P4"><text:span text:style-name="T13">STAZA_RESTRICTION_KLASA </text:span><text:span text:style-name="T4">(</text:span><text:span text:style-name="T2">ID</text:span><text:span text:style-name="T4">, </text:span><text:span text:style-name="T10">RESTRICTED_STAZA_ID, </text:span><text:span text:style-name="T4">KLASA)</text:span></text:p>
      <text:p text:style-name="P4"><text:span text:style-name="T4"/></text:p>
      <text:p text:style-name="P4"><text:span text:style-name="T8">STAZA_RESTRICTION_RASA</text:span><text:span text:style-name="T4"> (</text:span><text:span text:style-name="T2">ID</text:span><text:span text:style-name="T4">, </text:span><text:span text:style-name="T10">RESTRICTED_STAZA_ID, </text:span><text:span text:style-name="T4">RASA)</text:span></text:p>
      <text:p text:style-name="P4"><text:span text:style-name="T4"/></text:p>
      <text:p text:style-name="P4"><text:span text:style-name="T8">ORUDJE_RESTRICTION_KLASA</text:span><text:span text:style-name="T4"> (</text:span><text:span text:style-name="T2">ID</text:span><text:span text:style-name="T4">, </text:span><text:span text:style-name="T10">RESTRICTED_ORUDJE_ID</text:span><text:span text:style-name="T4">, KLASA)</text:span></text:p>
      <text:p text:style-name="P4"><text:span text:style-name="T4"/></text:p>
      <text:p text:style-name="P4"><text:span text:style-name="T8">ORUDJE_RESTRICTION_RASA</text:span><text:span text:style-name="T4"> (</text:span><text:span text:style-name="T2">ID</text:span><text:span text:style-name="T4">, </text:span><text:span text:style-name="T10">RESTRICTED_ORUDJE_ID</text:span><text:span text:style-name="T4">, RASA)</text:span></text:p>
      <text:p text:style-name="P4"><text:span text:style-name="T4"/></text:p>
      <text:p text:style-name="P4"><text:span text:style-name="T4"/></text:p>
      <text:p text:style-name="P4"><text:span text:style-name="T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7T08:13:11.338085400</meta:creation-date>
    <dc:date>2024-04-09T15:33:03.003295596</dc:date>
    <meta:editing-duration>PT2H44M23S</meta:editing-duration>
    <meta:editing-cycles>4</meta:editing-cycles>
    <meta:generator>LibreOffice/7.6.5.2$Linux_X86_64 LibreOffice_project/60$Build-2</meta:generator>
    <meta:print-date>2024-04-07T08:17:54.214928742</meta:print-date>
    <meta:printed-by>PDF files</meta:printed-by>
    <meta:document-statistic meta:table-count="0" meta:image-count="0" meta:object-count="0" meta:page-count="1" meta:paragraph-count="24" meta:word-count="126" meta:character-count="1181" meta:non-whitespace-character-count="1079"/>
  </office:meta>
</office:document-meta>
</file>